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235.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10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1.26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75.74pt" fo:break-before="auto" style:use-optimal-row-height="false"/>
    </style:style>
    <style:style style:name="ro10" style:family="table-row">
      <style:table-row-properties style:row-height="75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7.74pt" fo:break-before="auto" style:use-optimal-row-height="fals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46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28.49pt" fo:break-before="auto" style:use-optimal-row-height="false"/>
    </style:style>
    <style:style style:name="ro21" style:family="table-row">
      <style:table-row-properties style:row-height="54pt" fo:break-before="auto" style:use-optimal-row-height="false"/>
    </style:style>
    <style:style style:name="ro22" style:family="table-row">
      <style:table-row-properties style:row-height="31.49pt" fo:break-before="auto" style:use-optimal-row-height="false"/>
    </style:style>
    <style:style style:name="ro23" style:family="table-row">
      <style:table-row-properties style:row-height="66.76pt" fo:break-before="auto" style:use-optimal-row-height="false"/>
    </style:style>
    <style:style style:name="ro24" style:family="table-row">
      <style:table-row-properties style:row-height="52.5pt" fo:break-before="auto" style:use-optimal-row-height="false"/>
    </style:style>
    <style:style style:name="ro25" style:family="table-row">
      <style:table-row-properties style:row-height="105pt" fo:break-before="auto" style:use-optimal-row-height="false"/>
    </style:style>
    <style:style style:name="ro26" style:family="table-row">
      <style:table-row-properties style:row-height="60.75pt" fo:break-before="auto" style:use-optimal-row-height="false"/>
    </style:style>
    <style:style style:name="ro27" style:family="table-row">
      <style:table-row-properties style:row-height="63.01pt" fo:break-before="auto" style:use-optimal-row-height="false"/>
    </style:style>
    <style:style style:name="ro28" style:family="table-row">
      <style:table-row-properties style:row-height="61.51pt" fo:break-before="auto" style:use-optimal-row-height="false"/>
    </style:style>
    <style:style style:name="ro29" style:family="table-row">
      <style:table-row-properties style:row-height="69pt" fo:break-before="auto" style:use-optimal-row-height="false"/>
    </style:style>
    <style:style style:name="ro30" style:family="table-row">
      <style:table-row-properties style:row-height="41.24pt" fo:break-before="auto" style:use-optimal-row-height="false"/>
    </style:style>
    <style:style style:name="ro31" style:family="table-row">
      <style:table-row-properties style:row-height="34.5pt" fo:break-before="auto" style:use-optimal-row-height="false"/>
    </style:style>
    <style:style style:name="ro32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fdfd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fdfd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2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43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4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Napelem.C34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Napelem.C53"/>
    </style:style>
    <style:style style:name="ce5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Napelem.C65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6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Napelem.C53"/>
    </style:style>
    <style:style style:name="ce7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Napelem.C65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9" style:family="table-cell" style:parent-style-name="Default" style:data-style-name="N127">
      <style:table-cell-properties fo:border-bottom="none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4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Napelem.F19"/>
    </style:style>
    <style:style style:name="ce85" style:family="table-cell" style:parent-style-name="Default" style:data-style-name="N129">
      <style:table-cell-properties fo:background-color="#ffffff" style:cell-protect="protected formula-hidden" style:print-content="true" style:diagonal-bl-tr="0.06pt solid #000000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8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Napelem.F21"/>
    </style:style>
    <style:style style:name="ce87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89" style:family="table-cell" style:parent-style-name="Default" style:data-style-name="N130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90" style:family="table-cell" style:parent-style-name="Default" style:data-style-name="N130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91" style:family="table-cell" style:parent-style-name="Default" style:data-style-name="N130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92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02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03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04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05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0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order-bottom="0.0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3">
      <style:table-cell-properties fo:border-bottom="1.7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18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19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12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</office:automatic-styles>
  <office:body>
    <office:spreadsheet>
      <table:calculation-settings table:automatic-find-labels="false"/>
      <table:content-validations>
        <table:content-validation table:name="val1" table:base-cell-address="Napelem.B12">
          <table:help-message table:display="true">
            <text:p>Rövid, tömör leírást kérünk adni a projekt megvalósításához szükséges engedélyekről. </text:p>
          </table:help-message>
          <table:error-message table:message-type="stop" table:display="true"/>
        </table:content-validation>
        <table:content-validation table:name="val2" table:base-cell-address="Napelem.C53">
          <table:help-message table:display="true">
            <text:p>Helység és dátum megadása.</text:p>
          </table:help-message>
          <table:error-message table:message-type="stop" table:display="true"/>
        </table:content-validation>
        <table:content-validation table:name="val3" table:base-cell-address="Napelem.C54">
          <table:help-message table:display="true">
            <text:p>Adja meg a helyet és a dátumot.</text:p>
          </table:help-message>
          <table:error-message table:message-type="stop" table:display="true"/>
        </table:content-validation>
        <table:content-validation table:name="val4" table:base-cell-address="Napelem.D5">
          <table:help-message table:display="false">
            <text:p>(Feltételes) Vállalkozási Szerződésekkel összhangban szükséges megadni a kivitelezést végző cég nevét. </text:p>
          </table:help-message>
          <table:error-message table:message-type="stop" table:display="true"/>
        </table:content-validation>
        <table:content-validation table:name="val5" table:base-cell-address="Napelem.D7">
          <table:help-message table:display="false">
            <text:p>A hitelkérelemben megadott adatokkal összhangban szükséges megadni.</text:p>
          </table:help-message>
          <table:error-message table:message-type="stop" table:display="true"/>
        </table:content-validation>
        <table:content-validation table:name="val6" table:condition="of:cell-content-is-in-list(&quot;Igen&quot;;&quot;Nem&quot;)" table:allow-empty-cell="true" table:display-list="unsorted" table:base-cell-address="Napelem.D19">
          <table:error-message table:message-type="stop" table:display="true"/>
        </table:content-validation>
        <table:content-validation table:name="val7" table:base-cell-address="Napelem.E19">
          <table:error-message table:message-type="stop" table:display="true"/>
        </table:content-validation>
        <table:content-validation table:name="val8" table:base-cell-address="Napelem.F1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message-type="stop" table:display="true"/>
        </table:content-validation>
        <table:content-validation table:name="val9" table:condition="of:cell-content-is-in-list(&quot;Igen&quot;;&quot;Nem&quot;)" table:allow-empty-cell="true" table:display-list="unsorted" table:base-cell-address="Napelem.H3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  <table:content-validation table:name="val10" table:condition="of:cell-content-is-in-list(&quot;Igen&quot;;&quot;Nem&quot;;&quot;Nem releváns&quot;)" table:allow-empty-cell="true" table:display-list="unsorted" table:base-cell-address="Napelem.H4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</table:content-validations>
      <table:table table:name="Napele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2" table:number-columns-repeated="2"/>
          <table:table-cell table:style-name="ce124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3" table:number-columns-repeated="2"/>
          <table:table-cell table:style-name="ce125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Pentele Solar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2400 Dunaújváros, Gagarin tér 21. 1. em. 4., ASZ 23685055-2-07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21" table:content-validation-name="val1" table:number-columns-spanned="7" table:number-rows-spanned="2"/>
          <table:covered-table-cell table:number-columns-repeated="6" table:style-name="ce42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22" table:content-validation-name="val1"/>
          <table:covered-table-cell table:number-columns-repeated="6" table:style-name="ce43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4" table:content-validation-name="val8"/>
          <table:table-cell table:style-name="ce101" office:value-type="string" calcext:value-type="string">
            <text:p>-</text:p>
          </table:table-cell>
          <table:table-cell table:style-name="ce107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102"/>
          <table:table-cell table:style-name="ce108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86" table:content-validation-name="val7"/>
          <table:table-cell table:style-name="ce103" office:value-type="string" calcext:value-type="string">
            <text:p>-</text:p>
          </table:table-cell>
          <table:table-cell table:style-name="ce109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/>
          <table:table-cell table:style-name="ce76" table:content-validation-name="val7"/>
          <table:table-cell table:style-name="ce85" table:content-validation-name="val7"/>
          <table:table-cell table:style-name="ce102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/>
          <table:table-cell table:style-name="ce77" table:content-validation-name="val7"/>
          <table:table-cell table:style-name="ce87" table:content-validation-name="val7"/>
          <table:table-cell table:style-name="ce104"/>
          <table:table-cell table:style-name="ce111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8" table:content-validation-name="val7"/>
          <table:table-cell table:style-name="ce101" office:value-type="string" calcext:value-type="string">
            <text:p>-</text:p>
          </table:table-cell>
          <table:table-cell table:style-name="ce107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 office:value-type="string" calcext:value-type="string">
            <text:p>Igen</text:p>
          </table:table-cell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9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9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9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90" table:content-validation-name="val7"/>
          <table:table-cell table:style-name="ce103" office:value-type="string" calcext:value-type="string">
            <text:p>-</text:p>
          </table:table-cell>
          <table:table-cell table:style-name="ce109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91" table:content-validation-name="val7"/>
          <table:table-cell table:style-name="ce105" office:value-type="string" calcext:value-type="string">
            <text:p>-</text:p>
          </table:table-cell>
          <table:table-cell table:style-name="ce112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49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Pentele Solar Kft.</text:p>
          </table:table-cell>
          <table:covered-table-cell table:style-name="ce106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6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18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19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19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19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20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2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69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Pentele Solar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1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6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71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apelem.C65:Napelem.D65">
            <calcext:condition calcext:apply-style-name="ConditionalStyle_2" calcext:value="formula-is(COUNTA([.C65])=1)" calcext:base-cell-address=""/>
          </calcext:conditional-format>
          <calcext:conditional-format calcext:target-range-address="Napelem.C53:Napelem.D53">
            <calcext:condition calcext:apply-style-name="ConditionalStyle_3" calcext:value="formula-is(COUNTA([.C53])=1)" calcext:base-cell-address=""/>
          </calcext:conditional-format>
          <calcext:conditional-format calcext:target-range-address="Napelem.H38:Napelem.H50">
            <calcext:condition calcext:apply-style-name="ConditionalStyle_4" calcext:value="formula-is([.$H38]=&quot;Nem&quot;)" calcext:base-cell-address=""/>
          </calcext:conditional-format>
          <calcext:conditional-format calcext:target-range-address="Napelem.H38:Napelem.H50">
            <calcext:condition calcext:apply-style-name="ConditionalStyle_5" calcext:value="formula-is(COUNTA([.$H38])=1)" calcext:base-cell-address=""/>
          </calcext:conditional-format>
          <calcext:conditional-format calcext:target-range-address="Napelem.B12:Napelem.H13">
            <calcext:condition calcext:apply-style-name="ConditionalStyle_6" calcext:value="formula-is(COUNTA([.$B$12])=1)" calcext:base-cell-address=""/>
          </calcext:conditional-format>
          <calcext:conditional-format calcext:target-range-address="Napelem.F24:Napelem.F29">
            <calcext:condition calcext:apply-style-name="ConditionalStyle_7" calcext:value="formula-is(COUNTA([.F24])=1)" calcext:base-cell-address=""/>
          </calcext:conditional-format>
          <calcext:conditional-format calcext:target-range-address="Napelem.G19:Napelem.G29">
            <calcext:condition calcext:apply-style-name="ConditionalStyle_8" calcext:value="formula-is(AND([.$G19]&lt;&gt;&quot;-&quot;;[.$G19]&gt;[.$H19]))" calcext:base-cell-address=""/>
          </calcext:conditional-format>
          <calcext:conditional-format calcext:target-range-address="Napelem.F19:Napelem.F19">
            <calcext:condition calcext:apply-style-name="ConditionalStyle_9" calcext:value="formula-is(COUNTA([.F19])=1)" calcext:base-cell-address=""/>
          </calcext:conditional-format>
          <calcext:conditional-format calcext:target-range-address="Napelem.F21:Napelem.F21">
            <calcext:condition calcext:apply-style-name="ConditionalStyle_10" calcext:value="formula-is(COUNTA([.F21])=1)" calcext:base-cell-address=""/>
          </calcext:conditional-format>
          <calcext:conditional-format calcext:target-range-address="Napelem.C34:Napelem.C34">
            <calcext:condition calcext:apply-style-name="ConditionalStyle_11" calcext:value="formula-is(COUNTA([.C34])=1)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2" loext:min-decimal-places="2" number:min-integer-digits="1" number:grouping="true"/>
      <number:text> Ft</number:text>
    </number:number-style>
    <number:number-style style:name="N128">
      <number:number number:decimal-places="2" loext:min-decimal-places="2" number:min-integer-digits="1" number:grouping="true"/>
      <number:text> nm</number:text>
    </number:number-style>
    <number:number-style style:name="N129">
      <number:number number:decimal-places="0" loext:min-decimal-places="0" number:min-integer-digits="1" number:grouping="true"/>
      <number:text> Ft</number:text>
    </number:number-style>
    <number:number-style style:name="N130">
      <number:number number:decimal-places="2" loext:min-decimal-places="2" number:min-integer-digits="1" number:grouping="true"/>
      <number:text> kW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ffff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ffff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ffff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11" style:display-name="ConditionalStyle_1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20:03:10.597147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7:44.396551548</meta:creation-date>
    <dc:date>2018-02-17T20:59:55.773288020</dc:date>
    <meta:editing-duration>P1DT52M58S</meta:editing-duration>
    <meta:editing-cycles>11</meta:editing-cycles>
    <meta:generator>LibreOffice/5.1.6.2$Linux_X86_64 LibreOffice_project/10m0$Build-2</meta:generator>
    <meta:document-statistic meta:table-count="1" meta:cell-count="127" meta:object-count="0"/>
  </office:meta>
</office:document-meta>
</file>